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4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1" table:default-cell-style-name="ce17"/>
        <table:table-column table:style-name="co1" table:number-columns-repeated="4" table:default-cell-style-name="ce20"/>
        <table:table-column table:style-name="co1" table:default-cell-style-name="ce4"/>
        <table:table-column table:style-name="co1" table:number-columns-repeated="4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Fermi:</text:p>
          </table:table-cell>
          <table:table-cell table:style-name="Default" office:value-type="float" office:value="1.0177" calcext:value-type="float">
            <text:p>1.0177</text:p>
          </table:table-cell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office:value-type="string" calcext:value-type="string">
            <text:p>Data was extracted from 5 nearest data points above Fermi Energy and 5 nearest data points below Fermi Energy. (Energy with <text:span text:style-name="T1">red fonts</text:span> are double-degenerate Energies)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1" table:number-rows-spanned="29">
            <text:p>Nb</text:p>
          </table:table-cell>
          <table:table-cell table:style-name="ce14" office:value-type="string" calcext:value-type="string">
            <text:p>ENERGY(eV)</text:p>
          </table:table-cell>
          <table:table-cell table:style-name="ce14" office:value-type="string" calcext:value-type="string">
            <text:p>E-F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pz</text:p>
          </table:table-cell>
          <table:table-cell table:style-name="ce14" office:value-type="string" calcext:value-type="string">
            <text:p>px</text:p>
          </table:table-cell>
          <table:table-cell table:style-name="ce14" office:value-type="string" calcext:value-type="string">
            <text:p>py</text:p>
          </table:table-cell>
          <table:table-cell table:style-name="ce14" office:value-type="string" calcext:value-type="string">
            <text:p>dz2</text:p>
          </table:table-cell>
          <table:table-cell table:style-name="ce14" office:value-type="string" calcext:value-type="string">
            <text:p>dzx</text:p>
          </table:table-cell>
          <table:table-cell table:style-name="ce14" office:value-type="string" calcext:value-type="string">
            <text:p>dzy</text:p>
          </table:table-cell>
          <table:table-cell table:style-name="ce14" office:value-type="string" calcext:value-type="string">
            <text:p>dx2-y2</text:p>
          </table:table-cell>
          <table:table-cell table:style-name="ce14" office:value-type="string" calcext:value-type="string">
            <text:p>dxy</text:p>
          </table:table-cell>
          <table:table-cell table:style-name="ce1" office:value-type="string" calcext:value-type="string" table:number-columns-spanned="1" table:number-rows-spanned="7">
            <text:p>Gamma</text:p>
          </table:table-cell>
        </table:table-row>
        <table:table-row table:style-name="ro1">
          <table:covered-table-cell/>
          <table:table-cell table:style-name="ce15" office:value-type="float" office:value="4.405" calcext:value-type="float">
            <text:p>4.405</text:p>
          </table:table-cell>
          <table:table-cell table:formula="of:=[.B5]-[.$B$2]" office:value-type="float" office:value="3.3873" calcext:value-type="float">
            <text:p>3.387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7" office:value-type="string" calcext:value-type="string">
            <text:p>0.01/1.84%</text:p>
          </table:table-cell>
          <table:table-cell table:style-name="ce17" office:value-type="string" calcext:value-type="string">
            <text:p>1.84/0.01%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39.28/0.23%</text:p>
          </table:table-cell>
          <table:table-cell table:style-name="ce17" office:value-type="string" calcext:value-type="string">
            <text:p>0.23/39.28%</text:p>
          </table:table-cell>
          <table:covered-table-cell/>
        </table:table-row>
        <table:table-row table:style-name="ro1">
          <table:covered-table-cell/>
          <table:table-cell table:style-name="ce15" office:value-type="float" office:value="4.181" calcext:value-type="float">
            <text:p>4.181</text:p>
          </table:table-cell>
          <table:table-cell table:formula="of:=[.B6]-[.$B$2]" office:value-type="float" office:value="3.1633" calcext:value-type="float">
            <text:p>3.163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string" calcext:value-type="string">
            <text:p>52.08/0%</text:p>
          </table:table-cell>
          <table:table-cell table:style-name="ce17" office:value-type="string" calcext:value-type="string">
            <text:p>0/52.08%</text:p>
          </table:table-cell>
          <table:table-cell table:number-columns-repeated="2" table:style-name="ce17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.895" calcext:value-type="float">
            <text:p>1.895</text:p>
          </table:table-cell>
          <table:table-cell table:formula="of:=[.B7]-[.$B$2]" office:value-type="float" office:value="0.8773" calcext:value-type="float">
            <text:p>0.8773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89/0.97%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percentage" office:value="0.6226" calcext:value-type="percentage">
            <text:p>62.26%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table:style-name="ce15" office:value-type="float" office:value="-0.164" calcext:value-type="float">
            <text:p>-0.164</text:p>
          </table:table-cell>
          <table:table-cell table:formula="of:=[.B8]-[.$B$2]" office:value-type="float" office:value="-1.1817" calcext:value-type="float">
            <text:p>-1.1817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string" calcext:value-type="string">
            <text:p>0/44.12%</text:p>
          </table:table-cell>
          <table:table-cell table:style-name="ce17" office:value-type="string" calcext:value-type="string">
            <text:p>44.12/0%</text:p>
          </table:table-cell>
          <table:table-cell table:number-columns-repeated="2" table:style-name="ce17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-0.364" calcext:value-type="float">
            <text:p>-0.364</text:p>
          </table:table-cell>
          <table:table-cell table:formula="of:=[.B9]-[.$B$2]" office:value-type="float" office:value="-1.3817" calcext:value-type="float">
            <text:p>-1.3817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percentage" office:value="0.0262" calcext:value-type="percentage">
            <text:p>2.62%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table:style-name="ce15" office:value-type="float" office:value="-1.29" calcext:value-type="float">
            <text:p>-1.29</text:p>
          </table:table-cell>
          <table:table-cell table:formula="of:=[.B10]-[.$B$2]" office:value-type="float" office:value="-2.3077" calcext:value-type="float">
            <text:p>-2.3077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41/0.01%</text:p>
          </table:table-cell>
          <table:table-cell table:style-name="ce17" office:value-type="string" calcext:value-type="string">
            <text:p>0.01/0.41%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87/57.20%</text:p>
          </table:table-cell>
          <table:table-cell table:style-name="ce17" office:value-type="string" calcext:value-type="string">
            <text:p>57.20/0.87%</text:p>
          </table:table-cell>
          <table:covered-table-cell/>
        </table:table-row>
        <table:table-row table:style-name="ro1">
          <table:covered-table-cell table:style-name="ce11"/>
          <table:table-cell table:style-name="ce18" table:number-columns-repeated="12"/>
        </table:table-row>
        <table:table-row table:style-name="ro1">
          <table:covered-table-cell/>
          <table:table-cell office:value-type="float" office:value="6.043" calcext:value-type="float">
            <text:p>6.043</text:p>
          </table:table-cell>
          <table:table-cell table:formula="of:=[.B12]-[.$B$2]" office:value-type="float" office:value="5.0253" calcext:value-type="float">
            <text:p>5.025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23" office:value-type="percentage" office:value="0.5164" calcext:value-type="percentage">
            <text:p>51.64%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" office:value-type="string" calcext:value-type="string" table:number-columns-spanned="1" table:number-rows-spanned="10">
            <text:p>M</text:p>
          </table:table-cell>
        </table:table-row>
        <table:table-row table:style-name="ro1">
          <table:covered-table-cell/>
          <table:table-cell office:value-type="float" office:value="5.322" calcext:value-type="float">
            <text:p>5.322</text:p>
          </table:table-cell>
          <table:table-cell table:formula="of:=[.B13]-[.$B$2]" office:value-type="float" office:value="4.3043" calcext:value-type="float">
            <text:p>4.3043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percentage" office:value="0.0622" calcext:value-type="percentage">
            <text:p>6.22%</text:p>
          </table:table-cell>
          <table:table-cell table:style-name="ce1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3" office:value-type="percentage" office:value="0.4529" calcext:value-type="percentage">
            <text:p>45.29%</text:p>
          </table:table-cell>
          <table:table-cell table:number-columns-repeated="2"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4.655" calcext:value-type="float">
            <text:p>4.655</text:p>
          </table:table-cell>
          <table:table-cell table:formula="of:=[.B14]-[.$B$2]" office:value-type="float" office:value="3.6373" calcext:value-type="float">
            <text:p>3.6373</text:p>
          </table:table-cell>
          <table:table-cell table:style-name="ce23" office:value-type="percentage" office:value="0.0082" calcext:value-type="percentage">
            <text:p>0.82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3" office:value-type="percentage" office:value="0.0135" calcext:value-type="percentage">
            <text:p>1.35%</text:p>
          </table:table-cell>
          <table:table-cell table:style-name="ce23" office:value-type="percentage" office:value="0.5197" calcext:value-type="percentage">
            <text:p>51.97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3" office:value-type="percentage" office:value="0.2666" calcext:value-type="percentage">
            <text:p>26.66%</text:p>
          </table:table-cell>
          <table:table-cell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4.208" calcext:value-type="float">
            <text:p>4.208</text:p>
          </table:table-cell>
          <table:table-cell table:formula="of:=[.B15]-[.$B$2]" office:value-type="float" office:value="3.1903" calcext:value-type="float">
            <text:p>3.19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3" office:value-type="percentage" office:value="0.0033" calcext:value-type="percentage">
            <text:p>0.33%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23" office:value-type="percentage" office:value="0.938" calcext:value-type="percentage">
            <text:p>93.80%</text:p>
          </table:table-cell>
          <table:covered-table-cell/>
        </table:table-row>
        <table:table-row table:style-name="ro1">
          <table:covered-table-cell/>
          <table:table-cell office:value-type="float" office:value="0.916" calcext:value-type="float">
            <text:p>0.916</text:p>
          </table:table-cell>
          <table:table-cell table:formula="of:=[.B16]-[.$B$2]" office:value-type="float" office:value="-0.1017" calcext:value-type="float">
            <text:p>-0.101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3" office:value-type="percentage" office:value="0.142" calcext:value-type="percentage">
            <text:p>14.20%</text:p>
          </table:table-cell>
          <table:table-cell table:style-name="ce23" office:value-type="percentage" office:value="0.2967" calcext:value-type="percentage">
            <text:p>29.67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3" office:value-type="percentage" office:value="0.214" calcext:value-type="percentage">
            <text:p>21.40%</text:p>
          </table:table-cell>
          <table:table-cell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0.104" calcext:value-type="float">
            <text:p>0.104</text:p>
          </table:table-cell>
          <table:table-cell table:formula="of:=[.B17]-[.$B$2]" office:value-type="float" office:value="-0.9137" calcext:value-type="float">
            <text:p>-0.9137</text:p>
          </table:table-cell>
          <table:table-cell table:style-name="ce23" office:value-type="percentage" office:value="0.0006" calcext:value-type="percentage">
            <text:p>0.06%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percentage" office:value="0.07" calcext:value-type="percentage">
            <text:p>7.00%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23" office:value-type="percentage" office:value="0.0521" calcext:value-type="percentage">
            <text:p>5.21%</text:p>
          </table:table-cell>
          <table:covered-table-cell/>
        </table:table-row>
        <table:table-row table:style-name="ro1">
          <table:covered-table-cell/>
          <table:table-cell office:value-type="float" office:value="-0.397" calcext:value-type="float">
            <text:p>-0.397</text:p>
          </table:table-cell>
          <table:table-cell table:formula="of:=[.B18]-[.$B$2]" office:value-type="float" office:value="-1.4147" calcext:value-type="float">
            <text:p>-1.4147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percentage" office:value="0.0108" calcext:value-type="percentage">
            <text:p>1.08%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23" office:value-type="percentage" office:value="0.1068" calcext:value-type="percentage">
            <text:p>10.68%</text:p>
          </table:table-cell>
          <table:table-cell table:number-columns-repeated="2"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-1.785" calcext:value-type="float">
            <text:p>-1.785</text:p>
          </table:table-cell>
          <table:table-cell table:formula="of:=[.B19]-[.$B$2]" office:value-type="float" office:value="-2.8027" calcext:value-type="float">
            <text:p>-2.8027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23" office:value-type="percentage" office:value="0.449" calcext:value-type="percentage">
            <text:p>44.90%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-2.628" calcext:value-type="float">
            <text:p>-2.628</text:p>
          </table:table-cell>
          <table:table-cell table:formula="of:=[.B20]-[.$B$2]" office:value-type="float" office:value="-3.6457" calcext:value-type="float">
            <text:p>-3.6457</text:p>
          </table:table-cell>
          <table:table-cell table:style-name="ce23" office:value-type="percentage" office:value="0.0046" calcext:value-type="percentage">
            <text:p>0.46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3" office:value-type="string" calcext:value-type="string">
            <text:p>1.66%%</text:p>
          </table:table-cell>
          <table:table-cell table:style-name="ce23" office:value-type="percentage" office:value="0.1365" calcext:value-type="percentage">
            <text:p>13.65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3" office:value-type="percentage" office:value="0.1945" calcext:value-type="percentage">
            <text:p>19.45%</text:p>
          </table:table-cell>
          <table:table-cell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-3.236" calcext:value-type="float">
            <text:p>-3.236</text:p>
          </table:table-cell>
          <table:table-cell table:formula="of:=[.B21]-[.$B$2]" office:value-type="float" office:value="-4.2537" calcext:value-type="float">
            <text:p>-4.2537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percentage" office:value="0.0831" calcext:value-type="percentage">
            <text:p>8.31%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percentage" office:value="0.1467" calcext:value-type="percentage">
            <text:p>14.67%</text:p>
          </table:table-cell>
          <table:table-cell table:number-columns-repeated="2"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 table:style-name="ce11"/>
          <table:table-cell table:style-name="ce18" table:number-columns-repeated="12"/>
        </table:table-row>
        <table:table-row table:style-name="ro1">
          <table:covered-table-cell/>
          <table:table-cell table:style-name="ce10" office:value-type="float" office:value="6.549" calcext:value-type="float">
            <text:p>6.549</text:p>
          </table:table-cell>
          <table:table-cell table:style-name="ce10" table:formula="of:=[.B23]-[.$B$2]" office:value-type="float" office:value="5.5313" calcext:value-type="float">
            <text:p>5.5313</text:p>
          </table:table-cell>
          <table:table-cell table:style-name="ce1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23" office:value-type="percentage" office:value="0.3034" calcext:value-type="percentage">
            <text:p>30.34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" office:value-type="string" calcext:value-type="string" table:number-columns-spanned="1" table:number-rows-spanned="10">
            <text:p>K</text:p>
          </table:table-cell>
        </table:table-row>
        <table:table-row table:style-name="ro1">
          <table:covered-table-cell/>
          <table:table-cell table:style-name="ce10" office:value-type="float" office:value="5.438" calcext:value-type="float">
            <text:p>5.438</text:p>
          </table:table-cell>
          <table:table-cell table:style-name="ce10" table:formula="of:=[.B24]-[.$B$2]" office:value-type="float" office:value="4.4203" calcext:value-type="float">
            <text:p>4.420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percentage" office:value="0.007" calcext:value-type="percentage">
            <text:p>0.70%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23" office:value-type="percentage" office:value="0.3351" calcext:value-type="percentage">
            <text:p>33.51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4.958" calcext:value-type="float">
            <text:p>4.958</text:p>
          </table:table-cell>
          <table:table-cell table:style-name="ce10" table:formula="of:=[.B25]-[.$B$2]" office:value-type="float" office:value="3.9403" calcext:value-type="float">
            <text:p>3.9403</text:p>
          </table:table-cell>
          <table:table-cell table:style-name="ce1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23" office:value-type="percentage" office:value="0.2346" calcext:value-type="percentage">
            <text:p>23.46%</text:p>
          </table:table-cell>
          <table:table-cell table:number-columns-repeated="2"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3.325" calcext:value-type="float">
            <text:p>3.325</text:p>
          </table:table-cell>
          <table:table-cell table:style-name="ce10" table:formula="of:=[.B26]-[.$B$2]" office:value-type="float" office:value="2.3073" calcext:value-type="float">
            <text:p>2.3073</text:p>
          </table:table-cell>
          <table:table-cell table:style-name="ce23" office:value-type="percentage" office:value="0.0557" calcext:value-type="percentage">
            <text:p>5.57%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percentage" office:value="0.8245" calcext:value-type="percentage">
            <text:p>82.45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1.618" calcext:value-type="float">
            <text:p>1.618</text:p>
          </table:table-cell>
          <table:table-cell table:style-name="ce10" table:formula="of:=[.B27]-[.$B$2]" office:value-type="float" office:value="0.6003" calcext:value-type="float">
            <text:p>0.600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percentage" office:value="0.0142" calcext:value-type="percentage">
            <text:p>1.42%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23" office:value-type="percentage" office:value="0.3814" calcext:value-type="percentage">
            <text:p>38.14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-0.65" calcext:value-type="float">
            <text:p>-0.65</text:p>
          </table:table-cell>
          <table:table-cell table:style-name="ce10" table:formula="of:=[.B28]-[.$B$2]" office:value-type="float" office:value="-1.6677" calcext:value-type="float">
            <text:p>-1.6677</text:p>
          </table:table-cell>
          <table:table-cell table:style-name="ce1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3" office:value-type="percentage" office:value="0.1072" calcext:value-type="percentage">
            <text:p>10.72%</text:p>
          </table:table-cell>
          <table:table-cell table:number-columns-repeated="2"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-1.427" calcext:value-type="float">
            <text:p>-1.427</text:p>
          </table:table-cell>
          <table:table-cell table:style-name="ce10" table:formula="of:=[.B29]-[.$B$2]" office:value-type="float" office:value="-2.4447" calcext:value-type="float">
            <text:p>-2.4447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percentage" office:value="0.1244" calcext:value-type="percentage">
            <text:p>12.44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-2.218" calcext:value-type="float">
            <text:p>-2.218</text:p>
          </table:table-cell>
          <table:table-cell table:style-name="ce10" table:formula="of:=[.B30]-[.$B$2]" office:value-type="float" office:value="-3.2357" calcext:value-type="float">
            <text:p>-3.2357</text:p>
          </table:table-cell>
          <table:table-cell table:style-name="ce2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23" office:value-type="percentage" office:value="0.0152" calcext:value-type="percentage">
            <text:p>1.52%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23" office:value-type="percentage" office:value="0.1024" calcext:value-type="percentage">
            <text:p>10.24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-2.632" calcext:value-type="float">
            <text:p>-2.632</text:p>
          </table:table-cell>
          <table:table-cell table:style-name="ce10" table:formula="of:=[.B31]-[.$B$2]" office:value-type="float" office:value="-3.6497" calcext:value-type="float">
            <text:p>-3.6497</text:p>
          </table:table-cell>
          <table:table-cell table:style-name="ce2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23" office:value-type="percentage" office:value="0.1013" calcext:value-type="percentage">
            <text:p>10.13%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23" office:value-type="percentage" office:value="0.0548" calcext:value-type="percentage">
            <text:p>5.48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-3.104" calcext:value-type="float">
            <text:p>-3.104</text:p>
          </table:table-cell>
          <table:table-cell table:style-name="ce10" table:formula="of:=[.B32]-[.$B$2]" office:value-type="float" office:value="-4.1217" calcext:value-type="float">
            <text:p>-4.1217</text:p>
          </table:table-cell>
          <table:table-cell table:style-name="ce23" office:value-type="percentage" office:value="0.1358" calcext:value-type="percentage">
            <text:p>13.58%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percentage" office:value="0.1396" calcext:value-type="percentage">
            <text:p>13.96%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style-name="ce12"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28">
            <text:p>S</text:p>
          </table:table-cell>
          <table:table-cell table:style-name="ce16" office:value-type="float" office:value="4.405" calcext:value-type="float">
            <text:p>4.405</text:p>
          </table:table-cell>
          <table:table-cell table:style-name="ce5" table:formula="of:=[.B34]-[.$B$2]" office:value-type="float" office:value="3.3873" calcext:value-type="float">
            <text:p>3.3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3/56.64%</text:p>
          </table:table-cell>
          <table:table-cell office:value-type="string" calcext:value-type="string">
            <text:p>56.64/0.33%</text:p>
          </table:table-cell>
          <table:table-cell table:style-name="ce1" office:value-type="string" calcext:value-type="string" table:number-columns-spanned="1" table:number-rows-spanned="6">
            <text:p>Gamma</text:p>
          </table:table-cell>
          <table:table-cell table:number-columns-repeated="4"/>
          <table:table-cell table:style-name="ce5"/>
        </table:table-row>
        <table:table-row table:style-name="ro1">
          <table:covered-table-cell table:style-name="ce5"/>
          <table:table-cell table:style-name="ce16" office:value-type="float" office:value="4.181" calcext:value-type="float">
            <text:p>4.181</text:p>
          </table:table-cell>
          <table:table-cell table:style-name="ce5" table:formula="of:=[.B35]-[.$B$2]" office:value-type="float" office:value="3.1633" calcext:value-type="float">
            <text:p>3.1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61/0%</text:p>
          </table:table-cell>
          <table:table-cell office:value-type="string" calcext:value-type="string">
            <text:p>0/43.61%</text:p>
          </table:table-cell>
          <table:covered-table-cell table:style-name="ce5"/>
          <table:table-cell table:number-columns-repeated="4"/>
          <table:table-cell table:style-name="ce5"/>
        </table:table-row>
        <table:table-row table:style-name="ro1">
          <table:covered-table-cell table:style-name="ce5"/>
          <table:table-cell table:style-name="ce5" office:value-type="float" office:value="1.895" calcext:value-type="float">
            <text:p>1.895</text:p>
          </table:table-cell>
          <table:table-cell table:style-name="ce5" table:formula="of:=[.B36]-[.$B$2]" office:value-type="float" office:value="0.8773" calcext:value-type="float">
            <text:p>0.8773</text:p>
          </table:table-cell>
          <table:table-cell table:style-name="ce23" office:value-type="percentage" office:value="0.0086" calcext:value-type="percentage">
            <text:p>0.86%</text:p>
          </table:table-cell>
          <table:table-cell table:style-name="ce23" office:value-type="percentage" office:value="0.3284" calcext:value-type="percentage">
            <text:p>32.84%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5"/>
          <table:table-cell table:number-columns-repeated="4"/>
          <table:table-cell table:style-name="ce5"/>
        </table:table-row>
        <table:table-row table:style-name="ro1">
          <table:covered-table-cell table:style-name="ce5"/>
          <table:table-cell table:style-name="ce16" office:value-type="float" office:value="-0.164" calcext:value-type="float">
            <text:p>-0.164</text:p>
          </table:table-cell>
          <table:table-cell table:style-name="ce5" table:formula="of:=[.B37]-[.$B$2]" office:value-type="float" office:value="-1.1817" calcext:value-type="float">
            <text:p>-1.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/54.63%</text:p>
          </table:table-cell>
          <table:table-cell office:value-type="string" calcext:value-type="string">
            <text:p>54.63/0%</text:p>
          </table:table-cell>
          <table:covered-table-cell table:style-name="ce5"/>
          <table:table-cell table:number-columns-repeated="4"/>
          <table:table-cell table:style-name="ce5"/>
        </table:table-row>
        <table:table-row table:style-name="ro1">
          <table:covered-table-cell table:style-name="ce5"/>
          <table:table-cell table:style-name="ce5" office:value-type="float" office:value="-0.364" calcext:value-type="float">
            <text:p>-0.364</text:p>
          </table:table-cell>
          <table:table-cell table:style-name="ce5" table:formula="of:=[.B38]-[.$B$2]" office:value-type="float" office:value="-1.3817" calcext:value-type="float">
            <text:p>-1.3817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23" office:value-type="percentage" office:value="0.9635" calcext:value-type="percentage">
            <text:p>96.35%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5"/>
          <table:table-cell table:number-columns-repeated="4"/>
          <table:table-cell table:style-name="ce5"/>
        </table:table-row>
        <table:table-row table:style-name="ro1">
          <table:covered-table-cell table:style-name="ce5"/>
          <table:table-cell table:style-name="ce16" office:value-type="float" office:value="-1.29" calcext:value-type="float">
            <text:p>-1.29</text:p>
          </table:table-cell>
          <table:table-cell table:style-name="ce5" table:formula="of:=[.B39]-[.$B$2]" office:value-type="float" office:value="-2.3077" calcext:value-type="float">
            <text:p>-2.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93/0.61%</text:p>
          </table:table-cell>
          <table:table-cell office:value-type="string" calcext:value-type="string">
            <text:p>0.61/39.93%</text:p>
          </table:table-cell>
          <table:covered-table-cell table:style-name="ce5"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8" table:number-columns-repeated="12"/>
        </table:table-row>
        <table:table-row table:style-name="ro1">
          <table:covered-table-cell/>
          <table:table-cell table:style-name="ce19" office:value-type="float" office:value="6.043" calcext:value-type="float">
            <text:p>6.043</text:p>
          </table:table-cell>
          <table:table-cell table:style-name="ce19" table:formula="of:=[.B41]-[.$B$2]" office:value-type="float" office:value="5.0253" calcext:value-type="float">
            <text:p>5.02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percentage" office:value="0.4508" calcext:value-type="percentage">
            <text:p>45.08%</text:p>
          </table:table-cell>
          <table:table-cell/>
          <table:table-cell table:style-name="ce1" office:value-type="string" calcext:value-type="string" table:number-columns-spanned="1" table:number-rows-spanned="10">
            <text:p>M</text:p>
          </table:table-cell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9" office:value-type="float" office:value="5.322" calcext:value-type="float">
            <text:p>5.322</text:p>
          </table:table-cell>
          <table:table-cell table:style-name="ce21" table:formula="of:=[.B42]-[.$B$2]" office:value-type="float" office:value="4.3043" calcext:value-type="float">
            <text:p>4.3043</text:p>
          </table:table-cell>
          <table:table-cell table:style-name="ce23" office:value-type="percentage" office:value="0.1027" calcext:value-type="percentage">
            <text:p>10.27%</text:p>
          </table:table-cell>
          <table:table-cell table:style-name="ce23" office:value-type="percentage" office:value="0.1903" calcext:value-type="percentage">
            <text:p>19.03%</text:p>
          </table:table-cell>
          <table:table-cell office:value-type="float" office:value="0" calcext:value-type="float">
            <text:p>0</text:p>
          </table:table-cell>
          <table:table-cell table:style-name="ce23" office:value-type="percentage" office:value="0.0512" calcext:value-type="percentage">
            <text:p>5.12%</text:p>
          </table:table-cell>
          <table:covered-table-cell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9" office:value-type="float" office:value="4.655" calcext:value-type="float">
            <text:p>4.655</text:p>
          </table:table-cell>
          <table:table-cell table:style-name="ce21" table:formula="of:=[.B43]-[.$B$2]" office:value-type="float" office:value="3.6373" calcext:value-type="float">
            <text:p>3.6373</text:p>
          </table:table-cell>
          <table:table-cell table:style-name="ce23" office:value-type="percentage" office:value="0.0065" calcext:value-type="percentage">
            <text:p>0.65%</text:p>
          </table:table-cell>
          <table:table-cell table:style-name="ce23" office:value-type="percentage" office:value="0.0136" calcext:value-type="percentage">
            <text:p>1.36%</text:p>
          </table:table-cell>
          <table:table-cell office:value-type="float" office:value="0" calcext:value-type="float">
            <text:p>0</text:p>
          </table:table-cell>
          <table:table-cell table:style-name="ce23" office:value-type="percentage" office:value="0.148" calcext:value-type="percentage">
            <text:p>14.80%</text:p>
          </table:table-cell>
          <table:covered-table-cell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9" office:value-type="float" office:value="4.208" calcext:value-type="float">
            <text:p>4.208</text:p>
          </table:table-cell>
          <table:table-cell table:style-name="ce21" table:formula="of:=[.B44]-[.$B$2]" office:value-type="float" office:value="3.1903" calcext:value-type="float">
            <text:p>3.19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percentage" office:value="0.0499" calcext:value-type="percentage">
            <text:p>4.99%</text:p>
          </table:table-cell>
          <table:table-cell/>
          <table:covered-table-cell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9" office:value-type="float" office:value="0.916" calcext:value-type="float">
            <text:p>0.916</text:p>
          </table:table-cell>
          <table:table-cell table:style-name="ce21" table:formula="of:=[.B45]-[.$B$2]" office:value-type="float" office:value="-0.1017" calcext:value-type="float">
            <text:p>-0.1017</text:p>
          </table:table-cell>
          <table:table-cell table:style-name="ce23" office:value-type="percentage" office:value="0.018" calcext:value-type="percentage">
            <text:p>1.80%</text:p>
          </table:table-cell>
          <table:table-cell table:style-name="ce23" office:value-type="percentage" office:value="0.2889" calcext:value-type="percentage">
            <text:p>28.89%</text:p>
          </table:table-cell>
          <table:table-cell office:value-type="float" office:value="0" calcext:value-type="float">
            <text:p>0</text:p>
          </table:table-cell>
          <table:table-cell table:style-name="ce23" office:value-type="percentage" office:value="0.0158" calcext:value-type="percentage">
            <text:p>1.58%</text:p>
          </table:table-cell>
          <table:covered-table-cell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9" office:value-type="float" office:value="0.104" calcext:value-type="float">
            <text:p>0.104</text:p>
          </table:table-cell>
          <table:table-cell table:style-name="ce21" table:formula="of:=[.B46]-[.$B$2]" office:value-type="float" office:value="-0.9137" calcext:value-type="float">
            <text:p>-0.91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percentage" office:value="0.8722" calcext:value-type="percentage">
            <text:p>87.22%</text:p>
          </table:table-cell>
          <table:table-cell/>
          <table:covered-table-cell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9" office:value-type="float" office:value="-0.397" calcext:value-type="float">
            <text:p>-0.397</text:p>
          </table:table-cell>
          <table:table-cell table:style-name="ce21" table:formula="of:=[.B47]-[.$B$2]" office:value-type="float" office:value="-1.4147" calcext:value-type="float">
            <text:p>-1.4147</text:p>
          </table:table-cell>
          <table:table-cell table:style-name="ce23" office:value-type="percentage" office:value="0.036" calcext:value-type="percentage">
            <text:p>3.60%</text:p>
          </table:table-cell>
          <table:table-cell table:style-name="ce23" office:value-type="percentage" office:value="0.719" calcext:value-type="percentage">
            <text:p>71.90%</text:p>
          </table:table-cell>
          <table:table-cell office:value-type="float" office:value="0" calcext:value-type="float">
            <text:p>0</text:p>
          </table:table-cell>
          <table:table-cell table:style-name="ce23" office:value-type="percentage" office:value="0.1225" calcext:value-type="percentage">
            <text:p>12.25%</text:p>
          </table:table-cell>
          <table:covered-table-cell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9" office:value-type="float" office:value="-1.785" calcext:value-type="float">
            <text:p>-1.785</text:p>
          </table:table-cell>
          <table:table-cell table:style-name="ce21" table:formula="of:=[.B48]-[.$B$2]" office:value-type="float" office:value="-2.8027" calcext:value-type="float">
            <text:p>-2.80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percentage" office:value="0.5443" calcext:value-type="percentage">
            <text:p>54.43%</text:p>
          </table:table-cell>
          <table:table-cell/>
          <table:covered-table-cell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9" office:value-type="float" office:value="-2.628" calcext:value-type="float">
            <text:p>-2.628</text:p>
          </table:table-cell>
          <table:table-cell table:style-name="ce21" table:formula="of:=[.B49]-[.$B$2]" office:value-type="float" office:value="-3.6457" calcext:value-type="float">
            <text:p>-3.6457</text:p>
          </table:table-cell>
          <table:table-cell table:style-name="ce23" office:value-type="percentage" office:value="0.0611" calcext:value-type="percentage">
            <text:p>6.11%</text:p>
          </table:table-cell>
          <table:table-cell table:style-name="ce23" office:value-type="percentage" office:value="0.4894" calcext:value-type="percentage">
            <text:p>48.94%</text:p>
          </table:table-cell>
          <table:table-cell office:value-type="float" office:value="0" calcext:value-type="float">
            <text:p>0</text:p>
          </table:table-cell>
          <table:table-cell table:style-name="ce23" office:value-type="percentage" office:value="0.0865" calcext:value-type="percentage">
            <text:p>8.65%</text:p>
          </table:table-cell>
          <table:covered-table-cell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9" office:value-type="float" office:value="-3.236" calcext:value-type="float">
            <text:p>-3.236</text:p>
          </table:table-cell>
          <table:table-cell table:style-name="ce21" table:formula="of:=[.B50]-[.$B$2]" office:value-type="float" office:value="-4.2537" calcext:value-type="float">
            <text:p>-4.2537</text:p>
          </table:table-cell>
          <table:table-cell table:style-name="ce23" office:value-type="percentage" office:value="0.0336" calcext:value-type="percentage">
            <text:p>3.36%</text:p>
          </table:table-cell>
          <table:table-cell table:style-name="ce23" office:value-type="percentage" office:value="0.0356" calcext:value-type="percentage">
            <text:p>3.56%</text:p>
          </table:table-cell>
          <table:table-cell office:value-type="float" office:value="0" calcext:value-type="float">
            <text:p>0</text:p>
          </table:table-cell>
          <table:table-cell table:style-name="ce23" office:value-type="percentage" office:value="0.6945" calcext:value-type="percentage">
            <text:p>69.45%</text:p>
          </table:table-cell>
          <table:covered-table-cell/>
          <table:table-cell table:number-columns-repeated="4"/>
          <table:table-cell table:style-name="ce5"/>
        </table:table-row>
        <table:table-row table:style-name="ro1">
          <table:covered-table-cell/>
          <table:table-cell table:style-name="ce18" table:number-columns-repeated="12"/>
        </table:table-row>
        <table:table-row table:style-name="ro1">
          <table:covered-table-cell/>
          <table:table-cell table:style-name="ce20" office:value-type="float" office:value="6.549" calcext:value-type="float">
            <text:p>6.549</text:p>
          </table:table-cell>
          <table:table-cell table:style-name="ce20" table:formula="of:=[.B52]-[.$B$2]" office:value-type="float" office:value="5.5313" calcext:value-type="float">
            <text:p>5.5313</text:p>
          </table:table-cell>
          <table:table-cell table:style-name="ce23" office:value-type="percentage" office:value="0.1084" calcext:value-type="percentage">
            <text:p>10.84%</text:p>
          </table:table-cell>
          <table:table-cell table:style-name="ce23" office:value-type="percentage" office:value="0.275" calcext:value-type="percentage">
            <text:p>27.5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 table:number-columns-spanned="1" table:number-rows-spanned="10">
            <text:p>K</text:p>
          </table:table-cell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5.438" calcext:value-type="float">
            <text:p>5.438</text:p>
          </table:table-cell>
          <table:table-cell table:style-name="ce24" table:formula="of:=[.B53]-[.$B$2]" office:value-type="float" office:value="4.4203" calcext:value-type="float">
            <text:p>4.4203</text:p>
          </table:table-cell>
          <table:table-cell table:style-name="ce23" office:value-type="percentage" office:value="0.0228" calcext:value-type="percentage">
            <text:p>2.28%</text:p>
          </table:table-cell>
          <table:table-cell table:style-name="ce23" office:value-type="percentage" office:value="0.2643" calcext:value-type="percentage">
            <text:p>26.43%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4.958" calcext:value-type="float">
            <text:p>4.958</text:p>
          </table:table-cell>
          <table:table-cell table:style-name="ce24" table:formula="of:=[.B54]-[.$B$2]" office:value-type="float" office:value="3.9403" calcext:value-type="float">
            <text:p>3.9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3" office:value-type="percentage" office:value="0.1949" calcext:value-type="percentage">
            <text:p>19.49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3.325" calcext:value-type="float">
            <text:p>3.325</text:p>
          </table:table-cell>
          <table:table-cell table:style-name="ce24" table:formula="of:=[.B55]-[.$B$2]" office:value-type="float" office:value="2.3073" calcext:value-type="float">
            <text:p>2.3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3" office:value-type="percentage" office:value="0.0444" calcext:value-type="percentage">
            <text:p>4.44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1.618" calcext:value-type="float">
            <text:p>1.618</text:p>
          </table:table-cell>
          <table:table-cell table:style-name="ce24" table:formula="of:=[.B56]-[.$B$2]" office:value-type="float" office:value="0.6003" calcext:value-type="float">
            <text:p>0.6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3" office:value-type="percentage" office:value="0.0993" calcext:value-type="percentage">
            <text:p>9.93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-0.65" calcext:value-type="float">
            <text:p>-0.65</text:p>
          </table:table-cell>
          <table:table-cell table:style-name="ce24" table:formula="of:=[.B57]-[.$B$2]" office:value-type="float" office:value="-1.6677" calcext:value-type="float">
            <text:p>-1.6677</text:p>
          </table:table-cell>
          <table:table-cell table:style-name="ce23" office:value-type="percentage" office:value="0.0663" calcext:value-type="percentage">
            <text:p>6.63%</text:p>
          </table:table-cell>
          <table:table-cell table:style-name="ce23" office:value-type="percentage" office:value="0.7178" calcext:value-type="percentage">
            <text:p>71.78%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-1.427" calcext:value-type="float">
            <text:p>-1.427</text:p>
          </table:table-cell>
          <table:table-cell table:style-name="ce24" table:formula="of:=[.B58]-[.$B$2]" office:value-type="float" office:value="-2.4447" calcext:value-type="float">
            <text:p>-2.44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3" office:value-type="percentage" office:value="0.4358" calcext:value-type="percentage">
            <text:p>43.58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-2.218" calcext:value-type="float">
            <text:p>-2.218</text:p>
          </table:table-cell>
          <table:table-cell table:style-name="ce24" table:formula="of:=[.B59]-[.$B$2]" office:value-type="float" office:value="-3.2357" calcext:value-type="float">
            <text:p>-3.2357</text:p>
          </table:table-cell>
          <table:table-cell table:style-name="ce23" office:value-type="percentage" office:value="0.1056" calcext:value-type="percentage">
            <text:p>10.56%</text:p>
          </table:table-cell>
          <table:table-cell table:style-name="ce23" office:value-type="percentage" office:value="0.6513" calcext:value-type="percentage">
            <text:p>65.13%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-2.632" calcext:value-type="float">
            <text:p>-2.632</text:p>
          </table:table-cell>
          <table:table-cell table:style-name="ce24" table:formula="of:=[.B60]-[.$B$2]" office:value-type="float" office:value="-3.6497" calcext:value-type="float">
            <text:p>-3.6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3" office:value-type="percentage" office:value="0.3402" calcext:value-type="percentage">
            <text:p>34.02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-3.104" calcext:value-type="float">
            <text:p>-3.104</text:p>
          </table:table-cell>
          <table:table-cell table:style-name="ce24" table:formula="of:=[.B61]-[.$B$2]" office:value-type="float" office:value="-4.1217" calcext:value-type="float">
            <text:p>-4.12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percentage" office:value="0.359" calcext:value-type="percentage">
            <text:p>35.90%</text:p>
          </table:table-cell>
          <table:table-cell table:style-name="ce23" office:value-type="percentage" office:value="0.3591" calcext:value-type="percentage">
            <text:p>35.91%</text:p>
          </table:table-cell>
          <table:covered-table-cell/>
          <table:table-cell table:style-name="Default" table:number-columns-repeated="4"/>
          <table:table-cell/>
        </table:table-row>
      </table:table>
      <table:named-expressions/>
      <table:database-ranges>
        <table:database-range table:name="__Anonymous_Sheet_DB__0" table:target-range-address="Sheet1.B39:Sheet1.B3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-00-0000</text:date>, <text:time style:data-style-name="N2" text:time-value="12:44:03.107024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01:24:26.573990197</meta:creation-date>
    <dc:date>2021-06-13T15:31:57.089286201</dc:date>
    <meta:editing-duration>PT4H46M38S</meta:editing-duration>
    <meta:editing-cycles>40</meta:editing-cycles>
    <meta:generator>LibreOffice/6.4.7.2$Linux_X86_64 LibreOffice_project/40$Build-2</meta:generator>
    <meta:document-statistic meta:table-count="1" meta:cell-count="458" meta:object-count="0"/>
  </office:meta>
</office:document-meta>
</file>